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<text:span text:style-name="T2">Cybersecurity Engineer and systems builder with hands-on vulnerability management and SecOps internship experience, plus long-term secure systems delivery in mission-critical environments.</text:span></text:p>
      <text:p text:style-name="Standard"><text:span text:style-name="T3">CORE SKILLS</text:span></text:p>
      <text:list text:style-name="WWNum1">
        <text:list-item>
          <text:p text:style-name="P2"><text:span text:style-name="T2">Vulnerability Management: Tenable, risk prioritization, remediation reporting, Windows/Linux exposure</text:span></text:p>
        </text:list-item>
        <text:list-item>
          <text:p text:style-name="P2"><text:span text:style-name="T2">Security Operations: EDR hunting, MDE detections, tabletop scenario design, incident triage concepts</text:span></text:p>
        </text:list-item>
        <text:list-item>
          <text:p text:style-name="P2"><text:span text:style-name="T2">SIEM: Sentinel dashboards, KQL investigations, threat intelligence enrichment concepts</text:span></text:p>
        </text:list-item>
        <text:list-item>
          <text:p text:style-name="P2"><text:span text:style-name="T2">Hardening: NSG/firewall rules, exposure reduction, DISA STIG audit concepts</text:span></text:p>
        </text:list-item>
        <text:list-item>
          <text:p text:style-name="P2"><text:span text:style-name="T2">Documentation: workpapers, evidence organization, audit-ready reporting</text:span></text:p>
        </text:list-item>
      </text:list>
      <text:p text:style-name="Standard"><text:span text:style-name="T3">EXPERIENCE</text:span></text:p>
      <text:list text:continue-numbering="true" text:style-name="WWNum1">
        <text:list-item>
          <text:p text:style-name="P2"><text:span text:style-name="T2">Log(N) Pacific — Cyber Security Support Analyst (Vulnerability Management &amp; SecOps Intern) (2025–Present)</text:span></text:p>
        </text:list-item>
        <text:list-item>
          <text:p text:style-name="P2"><text:span text:style-name="T2">Vulnerability scans + remediation reporting; 100% reduction in critical, 90% in high, 76% in medium vulnerabilities.</text:span></text:p>
        </text:list-item>
        <text:list-item>
          <text:p text:style-name="P2"><text:span text:style-name="T2">Tenable risk prioritization across Windows/Linux; DISA STIG audits; PowerShell remediation automation.</text:span></text:p>
        </text:list-item>
        <text:list-item>
          <text:p text:style-name="P2"><text:span text:style-name="T2">EDR hunting; MDE detection rules; Sentinel dashboards; KQL investigations; exposure hardening via NSG/firewall.</text:span></text:p>
        </text:list-item>
        <text:list-item>
          <text:p text:style-name="P2"/>
        </text:list-item>
        <text:list-item>
          <text:p text:style-name="P2"><text:span text:style-name="T2">UTRS, Inc — Secure Systems / Technical Systems Engineer (2011–2025)</text:span></text:p>
        </text:list-item>
        <text:list-item>
          <text:p text:style-name="P2"><text:span text:style-name="T2">Secure configuration support, compliance-aligned deployments, documentation discipline, operational troubleshooting.</text:span></text:p>
        </text:list-item>
        <text:list-item>
          <text:p text:style-name="P2"/>
        </text:list-item>
        <text:list-item>
          <text:p text:style-name="P2"><text:span text:style-name="T2">Independent Consulting — Security &amp; Automation Consultant (Various)</text:span></text:p>
        </text:list-item>
        <text:list-item>
          <text:p text:style-name="P2"><text:span text:style-name="T2">Evidence-friendly documentation, remediation tracking templates, delivery support.</text:span></text:p>
        </text:list-item>
      </text:list>
      <text:p text:style-name="Standard"><text:span text:style-name="T3">SECURITY PORTFOLIO</text:span></text:p>
      <text:list text:continue-numbering="true" text:style-name="WWNum1">
        <text:list-item>
          <text:p text:style-name="P2"><text:span text:style-name="T2">KQL Threat Hunting Beginner Guide — github.com/brianhannigan/kql-threathunting-beginner-guide</text:span></text:p>
        </text:list-item>
        <text:list-item>
          <text:p text:style-name="P2"><text:span text:style-name="T2">Portable Translator — local/offline services with logging and repeatable startup workflows.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aster’s — New Jersey City University</text:span></text:p>
        </text:list-item>
        <text:list-item>
          <text:p text:style-name="P2"><text:span text:style-name="T2">B.S.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</text:span></text:p>
        </text:list-item>
        <text:list-item>
          <text:p text:style-name="P2"><text:span text:style-name="T2">InfraGard Member</text:span></text:p>
        </text:list-item>
        <text:list-item>
          <text:p text:style-name="P2"><text:span text:style-name="T2">SOC Core Skills</text:span></text:p>
        </text:list-item>
        <text:list-item>
          <text:p text:style-name="P2"><text:span text:style-name="T2">Active Defense &amp; Cyber Deception</text:span></text:p>
        </text:list-item>
        <text:list-item>
          <text:p text:style-name="P2"><text:span text:style-name="T2">Red Team Summit</text:span></text:p>
        </text:list-item>
        <text:list-item>
          <text:p text:style-name="P2"><text:span text:style-name="T2">Hacking Humans: Social Engineering &amp; Elicit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36" meta:word-count="252" meta:character-count="2070" meta:non-whitespace-character-count="1872"/>
    <meta:user-defined meta:name="AppVersion">14.0000</meta:user-defined>
    <meta:template xlink:type="simple" xlink:actuate="onRequest" xlink:title="Normal.dotm" xlink:href=""/>
  </office:meta>
</office:document-meta>
</file>